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text-properties officeooo:rsid="0014e49c" officeooo:paragraph-rsid="0014e49c"/>
    </style:style>
    <style:style style:name="P2" style:family="paragraph" style:parent-style-name="Standard">
      <style:paragraph-properties fo:line-height="150%"/>
      <style:text-properties officeooo:rsid="0014e49c" officeooo:paragraph-rsid="0014e49c"/>
    </style:style>
    <style:style style:name="P3" style:family="paragraph" style:parent-style-name="Standard">
      <style:paragraph-properties fo:text-align="center" style:justify-single-word="false"/>
      <style:text-properties fo:font-size="32pt" officeooo:rsid="0014e49c" officeooo:paragraph-rsid="0014e49c" style:font-size-asian="32pt" style:font-size-complex="32pt"/>
    </style:style>
    <style:style style:name="P4"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style style:name="P5" style:family="paragraph" style:parent-style-name="Standard">
      <style:paragraph-properties fo:line-height="150%"/>
      <style:text-properties officeooo:rsid="0014e49c" officeooo:paragraph-rsid="005fdac3"/>
    </style:style>
    <style:style style:name="P6" style:family="paragraph" style:parent-style-name="Standard">
      <style:text-properties officeooo:rsid="005f1489" officeooo:paragraph-rsid="005f1489"/>
    </style:style>
    <style:style style:name="P7" style:family="paragraph" style:parent-style-name="Standard">
      <style:paragraph-properties fo:line-height="150%"/>
      <style:text-properties fo:font-weight="normal" officeooo:rsid="0014e49c" officeooo:paragraph-rsid="005fdac3" style:font-weight-asian="normal" style:font-weight-complex="normal"/>
    </style:style>
    <style:style style:name="P8" style:family="paragraph" style:parent-style-name="Standard">
      <style:paragraph-properties fo:line-height="150%"/>
      <style:text-properties officeooo:rsid="00601fe3" officeooo:paragraph-rsid="00601fe3"/>
    </style:style>
    <style:style style:name="P9" style:family="paragraph" style:parent-style-name="Text_20_body">
      <style:text-properties fo:font-weight="normal" officeooo:rsid="00601fe3" officeooo:paragraph-rsid="00601fe3" style:font-weight-asian="normal" style:font-weight-complex="normal"/>
    </style:style>
    <style:style style:name="P10" style:family="paragraph" style:parent-style-name="Text_20_body">
      <style:text-properties fo:font-weight="normal" officeooo:rsid="0061227c" officeooo:paragraph-rsid="0061227c" style:font-weight-asian="normal" style:font-weight-complex="normal"/>
    </style:style>
    <style:style style:name="P11" style:family="paragraph" style:parent-style-name="Text_20_body">
      <style:text-properties officeooo:rsid="0061227c" officeooo:paragraph-rsid="0061227c"/>
    </style:style>
    <style:style style:name="P12" style:family="paragraph" style:parent-style-name="Text_20_body">
      <style:paragraph-properties fo:line-height="150%"/>
      <style:text-properties officeooo:rsid="0061227c" officeooo:paragraph-rsid="00626593"/>
    </style:style>
    <style:style style:name="P13" style:family="paragraph" style:parent-style-name="Text_20_body">
      <style:text-properties officeooo:paragraph-rsid="0061227c"/>
    </style:style>
    <style:style style:name="P14" style:family="paragraph" style:parent-style-name="Text_20_body">
      <style:paragraph-properties fo:margin-left="0cm" fo:margin-right="0cm" fo:line-height="150%" fo:text-indent="0cm" style:auto-text-indent="false"/>
      <style:text-properties officeooo:rsid="005f1489" officeooo:paragraph-rsid="005f845f"/>
    </style:style>
    <style:style style:name="P15" style:family="paragraph" style:parent-style-name="Text_20_body">
      <style:paragraph-properties fo:margin-left="0cm" fo:margin-right="0cm" fo:line-height="150%" fo:text-indent="0cm" style:auto-text-indent="false"/>
      <style:text-properties officeooo:paragraph-rsid="005fdac3"/>
    </style:style>
    <style:style style:name="P16" style:family="paragraph" style:parent-style-name="Text_20_body">
      <style:paragraph-properties fo:margin-left="0cm" fo:margin-right="0cm" fo:line-height="150%" fo:text-indent="0cm" style:auto-text-indent="false"/>
      <style:text-properties fo:font-weight="normal" officeooo:rsid="005fdac3" officeooo:paragraph-rsid="005fdac3" style:font-weight-asian="normal" style:font-weight-complex="normal"/>
    </style:style>
    <style:style style:name="P17" style:family="paragraph" style:parent-style-name="Heading_20_1">
      <style:text-properties officeooo:paragraph-rsid="005fdac3"/>
    </style:style>
    <style:style style:name="P18" style:family="paragraph" style:parent-style-name="Heading_20_1">
      <style:paragraph-properties fo:break-before="page"/>
    </style:style>
    <style:style style:name="P19" style:family="paragraph" style:parent-style-name="Heading_20_1">
      <style:paragraph-properties fo:line-height="150%" fo:break-before="page"/>
    </style:style>
    <style:style style:name="P20" style:family="paragraph" style:parent-style-name="Heading_20_2">
      <style:text-properties officeooo:paragraph-rsid="00601fe3"/>
    </style:style>
    <style:style style:name="P21" style:family="paragraph" style:parent-style-name="Heading_20_2">
      <style:paragraph-properties fo:margin-left="0cm" fo:margin-right="0cm" fo:line-height="150%" fo:text-indent="-1.016cm" style:auto-text-indent="false"/>
    </style:style>
    <style:style style:name="P22" style:family="paragraph" style:parent-style-name="Heading_20_2">
      <style:paragraph-properties fo:margin-left="0cm" fo:margin-right="0cm" fo:line-height="150%" fo:text-indent="0cm" style:auto-text-indent="false"/>
      <style:text-properties officeooo:paragraph-rsid="005fdac3"/>
    </style:style>
    <style:style style:name="P23" style:family="paragraph" style:parent-style-name="Heading_20_2">
      <style:paragraph-properties fo:margin-left="0cm" fo:margin-right="0cm" fo:line-height="150%" fo:text-indent="0cm" style:auto-text-indent="false"/>
      <style:text-properties fo:font-weight="normal" officeooo:rsid="005fdac3" officeooo:paragraph-rsid="005fdac3" style:font-weight-asian="normal" style:font-weight-complex="normal"/>
    </style:style>
    <style:style style:name="P24" style:family="paragraph" style:parent-style-name="Heading_20_2">
      <style:paragraph-properties fo:margin-left="0cm" fo:margin-right="0cm" fo:line-height="150%" fo:text-indent="0cm" style:auto-text-indent="false"/>
      <style:text-properties fo:font-weight="normal" officeooo:rsid="005fdac3" officeooo:paragraph-rsid="00601fe3" style:font-weight-asian="normal" style:font-weight-complex="normal"/>
    </style:style>
    <style:style style:name="P25" style:family="paragraph" style:parent-style-name="Contents_20_1">
      <style:paragraph-properties>
        <style:tab-stops>
          <style:tab-stop style:position="17.59cm" style:type="right" style:leader-style="dotted" style:leader-text="."/>
        </style:tab-stops>
      </style:paragraph-properties>
    </style:style>
    <style:style style:name="P26" style:family="paragraph" style:parent-style-name="Contents_20_2">
      <style:paragraph-properties>
        <style:tab-stops>
          <style:tab-stop style:position="17.0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16337e" style:font-weight-asian="bold" style:font-weight-complex="bold"/>
    </style:style>
    <style:style style:name="T3" style:family="text">
      <style:text-properties fo:font-weight="bold" officeooo:rsid="005f1489" style:font-weight-asian="bold" style:font-weight-complex="bold"/>
    </style:style>
    <style:style style:name="T4" style:family="text">
      <style:text-properties fo:font-weight="bold" officeooo:rsid="005fdac3" style:font-weight-asian="bold" style:font-weight-complex="bold"/>
    </style:style>
    <style:style style:name="T5" style:family="text">
      <style:text-properties fo:font-weight="bold" officeooo:rsid="00601fe3" style:font-weight-asian="bold" style:font-weight-complex="bold"/>
    </style:style>
    <style:style style:name="T6" style:family="text">
      <style:text-properties fo:font-weight="bold" officeooo:rsid="0061227c" style:font-weight-asian="bold" style:font-weight-complex="bold"/>
    </style:style>
    <style:style style:name="T7" style:family="text">
      <style:text-properties fo:font-weight="bold" officeooo:rsid="0065bd4a" style:font-weight-asian="bold" style:font-weight-complex="bold"/>
    </style:style>
    <style:style style:name="T8" style:family="text">
      <style:text-properties officeooo:rsid="005f1489"/>
    </style:style>
    <style:style style:name="T9" style:family="text">
      <style:text-properties officeooo:rsid="005f845f"/>
    </style:style>
    <style:style style:name="T10" style:family="text">
      <style:text-properties officeooo:rsid="005fdac3"/>
    </style:style>
    <style:style style:name="T11" style:family="text">
      <style:text-properties officeooo:rsid="00601fe3"/>
    </style:style>
    <style:style style:name="T12" style:family="text">
      <style:text-properties officeooo:rsid="0061227c"/>
    </style:style>
    <style:style style:name="T13" style:family="text">
      <style:text-properties fo:font-weight="normal" style:font-weight-asian="normal" style:font-weight-complex="normal"/>
    </style:style>
    <style:style style:name="T14" style:family="text">
      <style:text-properties fo:font-weight="normal" officeooo:rsid="0061227c" style:font-weight-asian="normal" style:font-weight-complex="normal"/>
    </style:style>
    <style:style style:name="T15" style:family="text">
      <style:text-properties fo:font-weight="normal" officeooo:rsid="00626593" style:font-weight-asian="normal" style:font-weight-complex="normal"/>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
      <text:p text:style-name="P3"/>
      <text:p text:style-name="P3"/>
      <text:p text:style-name="P3"/>
      <text:p text:style-name="P3">Bitácora del Desarrollador</text:p>
      <text:p text:style-name="P3">Proyecto – <text:span text:style-name="T8">Lightweight Dynamic Memory Manager</text:span></text:p>
      <text:p text:style-name="P3"/>
      <text:p text:style-name="P3"/>
      <text:p text:style-name="P3"><text:span text:style-name="T8">Primer </text:span>Proyecto</text:p>
      <text:p text:style-name="P1"/>
      <text:table-of-content text:style-name="Sect1" text:protected="true" text:name="Índice de contenido1">
        <text:table-of-content-source text:outline-level="10" text:use-index-source-styles="true">
          <text:index-title-template text:style-name="Heading_20_1">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h text:style-name="P18" text:outline-level="1">Índice</text:h>
          </text:index-title>
          <text:p text:style-name="P25"><text:a xlink:type="simple" xlink:href="#__RefHeading__105_659973887" text:style-name="Index_20_Link" text:visited-style-name="Index_20_Link">Semana Primera<text:tab/>3</text:a></text:p>
          <text:p text:style-name="P26"><text:a xlink:type="simple" xlink:href="#__RefHeading__1046_659973887" text:style-name="Index_20_Link" text:visited-style-name="Index_20_Link">12 de Marzo del 2015 – 9:30 pm<text:tab/>3</text:a></text:p>
          <text:p text:style-name="P26"><text:a xlink:type="simple" xlink:href="#__RefHeading__434_335315599" text:style-name="Index_20_Link" text:visited-style-name="Index_20_Link">13 de Marzo del 2015 – 9:00 pm<text:tab/>3</text:a></text:p>
          <text:p text:style-name="P26"><text:a xlink:type="simple" xlink:href="#__RefHeading__436_335315599" text:style-name="Index_20_Link" text:visited-style-name="Index_20_Link">14 de Marzo del 2015 – 9:00 am<text:tab/>3</text:a></text:p>
          <text:p text:style-name="P26"><text:a xlink:type="simple" xlink:href="#__RefHeading__438_335315599" text:style-name="Index_20_Link" text:visited-style-name="Index_20_Link">14 de Marzo del 2015 – 5:00 pm<text:tab/>4</text:a></text:p>
          <text:p text:style-name="P25"><text:a xlink:type="simple" xlink:href="#__RefHeading__440_335315599" text:style-name="Index_20_Link" text:visited-style-name="Index_20_Link">Semana Segunda<text:tab/>4</text:a></text:p>
          <text:p text:style-name="P26"><text:a xlink:type="simple" xlink:href="#__RefHeading__442_335315599" text:style-name="Index_20_Link" text:visited-style-name="Index_20_Link">16 de Marzo del 2015 – 3:00 pm<text:tab/>4</text:a></text:p>
          <text:p text:style-name="P26"><text:a xlink:type="simple" xlink:href="#__RefHeading__444_335315599" text:style-name="Index_20_Link" text:visited-style-name="Index_20_Link">18 de Marzo del 2015 – 3:00 pm<text:tab/>4</text:a></text:p>
          <text:p text:style-name="P25"><text:a xlink:type="simple" xlink:href="#__RefHeading__446_335315599" text:style-name="Index_20_Link" text:visited-style-name="Index_20_Link">Semana TERCERA<text:tab/>4</text:a></text:p>
          <text:p text:style-name="P26"><text:a xlink:type="simple" xlink:href="#__RefHeading__448_335315599" text:style-name="Index_20_Link" text:visited-style-name="Index_20_Link">25 Marzo del 2015 – 7:00 am<text:tab/>4</text:a></text:p>
          <text:p text:style-name="P26"><text:a xlink:type="simple" xlink:href="#__RefHeading__450_335315599" text:style-name="Index_20_Link" text:visited-style-name="Index_20_Link">27 Marzo del 2015 – 2:40 pm<text:tab/>4</text:a></text:p>
          <text:p text:style-name="P26"><text:a xlink:type="simple" xlink:href="#__RefHeading__454_335315599" text:style-name="Index_20_Link" text:visited-style-name="Index_20_Link">28 Marzo del 2015 – 8:00 am<text:tab/>4</text:a></text:p>
          <text:p text:style-name="P26"><text:a xlink:type="simple" xlink:href="#__RefHeading__456_335315599" text:style-name="Index_20_Link" text:visited-style-name="Index_20_Link">29 Marzo del 2015 – 2:00 pm<text:tab/>4</text:a></text:p>
          <text:p text:style-name="P25"><text:a xlink:type="simple" xlink:href="#__RefHeading__452_335315599" text:style-name="Index_20_Link" text:visited-style-name="Index_20_Link">Semana Cuarta<text:tab/>5</text:a></text:p>
          <text:p text:style-name="P26"><text:a xlink:type="simple" xlink:href="#__RefHeading__458_335315599" text:style-name="Index_20_Link" text:visited-style-name="Index_20_Link">30 Marzo del 2015 – 9:00 am<text:tab/>5</text:a></text:p>
          <text:p text:style-name="P26"><text:a xlink:type="simple" xlink:href="#__RefHeading__460_335315599" text:style-name="Index_20_Link" text:visited-style-name="Index_20_Link">31 Marzo del 2015 – 8:30 am<text:tab/>5</text:a></text:p>
          <text:p text:style-name="P26"><text:a xlink:type="simple" xlink:href="#__RefHeading__462_335315599" text:style-name="Index_20_Link" text:visited-style-name="Index_20_Link">1 Abril del 2015 – 2:00 pm<text:tab/>5</text:a></text:p>
          <text:p text:style-name="P26"><text:a xlink:type="simple" xlink:href="#__RefHeading__464_335315599" text:style-name="Index_20_Link" text:visited-style-name="Index_20_Link">2 Abril del 2015 – 2:00 pm<text:tab/>5</text:a></text:p>
        </text:index-body>
      </text:table-of-content>
      <text:p text:style-name="Text_20_body"/>
      <text:h text:style-name="P19" text:outline-level="1"><text:bookmark-start text:name="__RefHeading__105_659973887"/><text:span text:style-name="T1">Semana Primera</text:span> <text:bookmark-end text:name="__RefHeading__105_659973887"/></text:h>
      <text:p text:style-name="P2">Esta semana comprenden los periodos entre el <text:span text:style-name="T9">Jueves</text:span> <text:span text:style-name="T8">12 de Marzo </text:span>al <text:span text:style-name="T8">Domingo 15 </text:span>de <text:span text:style-name="T8">Marzo</text:span>.</text:p>
      <text:p text:style-name="P2"/>
      <text:h text:style-name="P21" text:outline-level="2" text:is-list-header="true"><text:bookmark-start text:name="__RefHeading__1046_659973887"/><text:span text:style-name="T1">1</text:span><text:span text:style-name="T3">2</text:span><text:span text:style-name="T1"> de </text:span><text:span text:style-name="T3">Marzo </text:span><text:span text:style-name="T1">del 2015 – </text:span><text:span text:style-name="T2">9:</text:span><text:span text:style-name="T3">3</text:span><text:span text:style-name="T2">0 pm</text:span><text:bookmark-end text:name="__RefHeading__1046_659973887"/></text:h>
      <text:p text:style-name="P14">Se d<text:span text:style-name="T9">a</text:span> lugar a la primera reunión sobre el proyecto Lightweight Dynamic Memory Manager. En esta reunión se discuten temas como lo son las etapas de desarrollo, como es el caso de la etapa de investigación donde se <text:span text:style-name="T9">definen</text:span> los temas a investigar, también la <text:span text:style-name="T9">tapa base donde el código funcional básico es escrito. También la etapa de de post-producción, donde se definía la complejidad de los algoritmos. Se crea un documento que contiene las etapas dicho documento puede encontrarse en la documentación, con el nombre de “organización temporal de virtual memory.ods”. Donde se ordenan las etapas por dependencias. </text:span></text:p>
      <text:h text:style-name="Heading_20_2" text:outline-level="2"><text:bookmark-start text:name="__RefHeading__434_335315599"/><text:span text:style-name="T2">1</text:span><text:span text:style-name="T1">3 de Marzo del 2015 – 9:00 pm</text:span><text:bookmark-end text:name="__RefHeading__434_335315599"/></text:h>
      <text:p text:style-name="P15"><text:span text:style-name="T9">Se habla de como se trabajara la documentación, en google docs, un documento compartido para evitar conflictos de merge. Las tareas de investigación se reparten y se espera tener las investigaciones realizadas para el día 18 de marzo del 2015. <text:s/>Por ultimo en la reunión se habla de los contratiempos de los programadores como son la cantidad de exámenes y las fechas de los mismos. En el caso mio el examen con el que presento problemas es el de algebra lineal, pro lo que la cantidad de horas de estudio asignadas a esta materia son muchas. Aun así después de la semana de estudio. Se puede sacar el proyecto adelante.</text:span></text:p>
      <text:h text:style-name="P22" text:outline-level="2"><text:bookmark-start text:name="__RefHeading__436_335315599"/><text:span text:style-name="T2">1</text:span><text:span text:style-name="T4">4</text:span><text:span text:style-name="T1"> de Marzo del 2015 – </text:span><text:span text:style-name="T4">9:00</text:span><text:span text:style-name="T1"> </text:span><text:span text:style-name="T4">a</text:span><text:span text:style-name="T1">m</text:span><text:bookmark-end text:name="__RefHeading__436_335315599"/></text:h>
      <text:p text:style-name="P16">Desde esta hora nos reunimos en residencia donde vive Albin, en este lugar decidimos las ideas básicas de la implementación del proyecto. Como es el caso de entender como funcionaba el programa e investigarlo a fondo, también organizamos como se iban a interrelacionar las clases. La reunión se extendió hasta las 5:00 pm.</text:p>
      <text:h text:style-name="P23" text:outline-level="2"><text:bookmark-start text:name="__RefHeading__438_335315599"/><text:soft-page-break/><text:span text:style-name="T2">1</text:span><text:span text:style-name="T1">4 de Marzo del 2015 – 5:00 pm</text:span><text:bookmark-end text:name="__RefHeading__438_335315599"/></text:h>
      <text:p text:style-name="P16">Me voy a la casa de un compañero de física a estudiar, no regresaré a mi casa hasta el lunes 16 hasta las 6:00 pm. <text:span text:style-name="T11">Cuando reanudaré mi trabajo.</text:span></text:p>
      <text:h text:style-name="Heading_20_1" text:outline-level="1"><text:bookmark-start text:name="__RefHeading__440_335315599"/><text:span text:style-name="T1">Semana </text:span><text:span text:style-name="T4">Segunda</text:span> <text:bookmark-end text:name="__RefHeading__440_335315599"/></text:h>
      <text:p text:style-name="P5">Esta semana comprenden los periodos entre el Lunes 16 de Marzo al Domingo 22 de Marzo.</text:p>
      <text:h text:style-name="P24" text:outline-level="2"><text:bookmark-start text:name="__RefHeading__442_335315599"/><text:span text:style-name="T2">1</text:span><text:span text:style-name="T5">6</text:span><text:span text:style-name="T1"> de Marzo del 2015 – </text:span><text:span text:style-name="T5">3</text:span><text:span text:style-name="T1">:00 pm</text:span><text:bookmark-end text:name="__RefHeading__442_335315599"/></text:h>
      <text:p text:style-name="P8">Realizo un examen de física, por lo cual no puedo realizar nada en esos instantes.</text:p>
      <text:h text:style-name="P24" text:outline-level="2"><text:bookmark-start text:name="__RefHeading__444_335315599"/><text:span text:style-name="T2">1</text:span><text:span text:style-name="T5">8</text:span><text:span text:style-name="T1"> de Marzo del 2015 – </text:span><text:span text:style-name="T5">3</text:span><text:span text:style-name="T1">:00 pm</text:span><text:bookmark-end text:name="__RefHeading__444_335315599"/></text:h>
      <text:p text:style-name="P8">Estudio para el examen de Calculo y <text:span text:style-name="T12">álgebra</text:span> lineal que ya <text:span text:style-name="T12">había</text:span> citado anteriormente por lo cual desde este día en hasta el lunes 23 no podré comprometerme con el proyecto.</text:p>
      <text:h text:style-name="P17" text:outline-level="1"><text:bookmark-start text:name="__RefHeading__446_335315599"/><text:span text:style-name="T1">Semana </text:span><text:span text:style-name="T4">TERCERA</text:span> <text:bookmark-end text:name="__RefHeading__446_335315599"/></text:h>
      <text:p text:style-name="P5">Esta semana comprenden los periodos entre el <text:span text:style-name="T10">Lunes 23</text:span> de Marzo al Domingo 2<text:span text:style-name="T10">9</text:span> de Marzo.</text:p>
      <text:h text:style-name="P20" text:outline-level="2"><text:bookmark-start text:name="__RefHeading__448_335315599"/><text:span text:style-name="T1">2</text:span><text:span text:style-name="T5">5</text:span><text:span text:style-name="T1"> Marzo </text:span><text:span text:style-name="T5">del 2015 – 7:00 am</text:span><text:bookmark-end text:name="__RefHeading__448_335315599"/></text:h>
      <text:p text:style-name="P9">Este día me encuentro enfermo por lo que no podré ocuparme de ninguna tarea del proyecto, o alguna tarea ajena al mismo.</text:p>
      <text:h text:style-name="Heading_20_2" text:outline-level="2"><text:bookmark-start text:name="__RefHeading__450_335315599"/><text:span text:style-name="T1">27 Marzo </text:span><text:span text:style-name="T5">del 2015 – 2:40 pm</text:span><text:bookmark-end text:name="__RefHeading__450_335315599"/></text:h>
      <text:p text:style-name="P10">Se empieza con el trabajo y clases base. Es el primer encuentro con el problema de NullPointerException. El persistía aun así en la madrugada del 28 de marzo.</text:p>
      <text:h text:style-name="Heading_20_2" text:outline-level="2"><text:bookmark-start text:name="__RefHeading__454_335315599"/><text:span text:style-name="T1">28 Marzo </text:span><text:span text:style-name="T5">del 2015 – </text:span><text:span text:style-name="T1">8</text:span><text:span text:style-name="T5">:</text:span><text:span text:style-name="T1">0</text:span><text:span text:style-name="T5">0 </text:span><text:span text:style-name="T1">a</text:span><text:span text:style-name="T5">m</text:span> <text:bookmark-end text:name="__RefHeading__454_335315599"/></text:h>
      <text:p text:style-name="P10">Este día se crea el garbage collector. El error del NullPointerException, citado en el Github (<text:a xlink:type="simple" xlink:href="https://github.com/Programmer-CE/CE-VirtualHeap/issues/1">https://github.com/Programmer-CE/CE-VirtualHeap/issues/1</text:a>) persiste. Por lo que este día es para realizar el debug de este error, lastimosamente sin éxito.</text:p>
      <text:h text:style-name="Heading_20_2" text:outline-level="2"><text:bookmark-start text:name="__RefHeading__456_335315599"/><text:span text:style-name="T1">29 Marzo </text:span><text:span text:style-name="T5">del 2015 – </text:span><text:span text:style-name="T1">2</text:span><text:span text:style-name="T5">:</text:span><text:span text:style-name="T1">0</text:span><text:span text:style-name="T5">0 pm</text:span><text:bookmark-end text:name="__RefHeading__456_335315599"/></text:h>
      <text:p text:style-name="P13"><text:span text:style-name="T14">Este día se busca la solución al error abierto. Lastimosamente sin éxito.</text:span></text:p>
      <text:h text:style-name="P17" text:outline-level="1"><text:bookmark-start text:name="__RefHeading__452_335315599"/><text:soft-page-break/><text:span text:style-name="T1">Semana </text:span><text:span text:style-name="T5">Cuarta</text:span> <text:bookmark-end text:name="__RefHeading__452_335315599"/></text:h>
      <text:p text:style-name="P7">Esta semana comprenden los periodos entre el <text:span text:style-name="T10">Lunes 30 </text:span>de Marzo al <text:span text:style-name="T10">Jueves 02</text:span> de <text:span text:style-name="T10">Abril</text:span>.</text:p>
      <text:h text:style-name="Heading_20_2" text:outline-level="2"><text:bookmark-start text:name="__RefHeading__458_335315599"/><text:span text:style-name="T1">30 Marzo </text:span><text:span text:style-name="T5">del 2015 – </text:span><text:span text:style-name="T1">9</text:span><text:span text:style-name="T5">:</text:span><text:span text:style-name="T1">0</text:span><text:span text:style-name="T5">0 </text:span><text:span text:style-name="T1">a</text:span><text:span text:style-name="T5">m</text:span><text:bookmark-end text:name="__RefHeading__458_335315599"/></text:h>
      <text:p text:style-name="P11"><text:span text:style-name="T14">S</text:span><text:span text:style-name="T13">e cree que e problema NullPointerException se ha solucionado este día, el la parte de la mañana pero esto cierto el problema persiste, aun así se decide que es un problema abierto y se realiza el compactador de memoria.</text:span></text:p>
      <text:h text:style-name="Heading_20_2" text:outline-level="2"><text:bookmark-start text:name="__RefHeading__460_335315599"/><text:span text:style-name="T1">31 Marzo </text:span><text:span text:style-name="T5">del 2015 – </text:span><text:span text:style-name="T1">8</text:span><text:span text:style-name="T5">:</text:span><text:span text:style-name="T1">3</text:span><text:span text:style-name="T5">0 </text:span><text:span text:style-name="T1">a</text:span><text:span text:style-name="T5">m</text:span><text:bookmark-end text:name="__RefHeading__460_335315599"/></text:h>
      <text:p text:style-name="P13"><text:span text:style-name="T14">Este día se busca la solución al error abierto, esto </text:span><text:span text:style-name="T15">intentándolo</text:span><text:span text:style-name="T14"> con el editor eclipse </text:span><text:span text:style-name="T15">lastimosamente borré el proyecto accidentalmente y borré el compactador de memoria, pues aun no se había hecho un commit de ello</text:span><text:span text:style-name="T14">. Lastimosamente sin éxito </text:span><text:span text:style-name="T15">el problema no se resuelve.</text:span><text:span text:style-name="T14"> </text:span><text:span text:style-name="T15">Aún así se hace una reunión con el profesor a la 2:00 pm, este me recomendó que colocará los mutex dentro de cada método del vHeap, lo cual se realizó al pie de la letra. Aun asi el problema sigue en pie.</text:span></text:p>
      <text:h text:style-name="Heading_20_2" text:outline-level="2"><text:bookmark-start text:name="__RefHeading__462_335315599"/><text:span text:style-name="T6">1 Abril </text:span><text:span text:style-name="T5">del 2015 – </text:span><text:span text:style-name="T6">2</text:span><text:span text:style-name="T5">:</text:span><text:span text:style-name="T6">0</text:span><text:span text:style-name="T5">0 pm</text:span><text:bookmark-end text:name="__RefHeading__462_335315599"/></text:h>
      <text:p text:style-name="P13"><text:span text:style-name="T14">Este día se busca la solución al error abierto. Lastimosamente sin éxito.</text:span></text:p>
      <text:h text:style-name="Heading_20_2" text:outline-level="2"><text:bookmark-start text:name="__RefHeading__464_335315599"/><text:span text:style-name="T6">2 Abril </text:span><text:span text:style-name="T5">del 2015 – </text:span><text:span text:style-name="T7">11</text:span><text:span text:style-name="T5">:</text:span><text:span text:style-name="T7">30</text:span><text:span text:style-name="T5"> </text:span><text:span text:style-name="T7">a</text:span><text:span text:style-name="T5">m</text:span><text:bookmark-end text:name="__RefHeading__464_335315599"/></text:h>
      <text:p text:style-name="P12"><text:span text:style-name="T14">S</text:span><text:span text:style-name="T13">e encuentra la solución al error del NullPointerException. La solución del mismo esta en la pagina de github anteriormente citada (</text:span><text:a xlink:type="simple" xlink:href="https://github.com/Programmer-CE/CE-VirtualHeap/issues/1"><text:span text:style-name="T13">https://github.com/Programmer-CE/CE-VirtualHeap/issues/1</text:span></text:a><text:span text:style-name="T13">) . Además se realiza la documentación interna del proyecto, y el documento que explique el porque del diagram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Ubuntu" svg:font-family="Ubuntu" style:font-family-generic="swiss"/>
    <style:font-face style:name="Liberation Serif" svg:font-family="'Liberation Serif'" style:font-family-generic="roman" style:font-pitch="variable"/>
    <style:font-face style:name="Liberation Serif1" svg:font-family="'Liberation Serif'" style:font-adornments="Negrita"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Ubuntu1" svg:font-family="Ubuntu"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CR"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background-color="transparent" style:shadow="none">
        <style:background-image/>
      </style:paragraph-properties>
      <style:text-properties fo:text-transform="uppercase" style:font-name="Liberation Serif1" fo:font-family="'Liberation Serif'" style:font-style-name="Negrita" style:font-family-generic="roman"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Liberation Serif1" fo:font-family="'Liberation Serif'" style:font-style-name="Negrita" style:font-family-generic="roman" style:font-pitch="variabl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rsid="0014e49c" officeooo:paragraph-rsid="0014e49c"/>
    </style:style>
    <style:style style:name="MP2" style:family="paragraph" style:parent-style-name="Standard">
      <style:text-properties officeooo:rsid="005f1489" officeooo:paragraph-rsid="005f1489"/>
    </style:style>
    <style:style style:name="MP3" style:family="paragraph" style:parent-style-name="Standard">
      <style:paragraph-properties fo:padding="0.074cm" fo:border-left="none" fo:border-right="none" fo:border-top="none" fo:border-bottom="0.99pt solid #000000" style:join-border="false"/>
      <style:text-properties officeooo:rsid="0014e49c" officeooo:paragraph-rsid="0014e49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Bitácora Cristian Rivera López </text:p>
        <text:p text:style-name="MP2">Proyecto – Lightweight Dynamic Memory Manager</text:p>
        <text:p text:style-name="MP1">I Semestre 2015</text:p>
        <text:p text:style-name="MP3">Algoritmos y Estructuras de Datos II</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1T17:36:50.992741147</meta:creation-date>
    <dc:date>2015-04-02T22:06:00.910133858</dc:date>
    <meta:editing-duration>PT3H41M11S</meta:editing-duration>
    <meta:editing-cycles>76</meta:editing-cycles>
    <meta:generator>LibreOffice/4.2.7.2$Linux_x86 LibreOffice_project/420m0$Build-2</meta:generator>
    <meta:document-statistic meta:table-count="0" meta:image-count="0" meta:object-count="0" meta:page-count="5" meta:paragraph-count="62" meta:word-count="915" meta:character-count="5121" meta:non-whitespace-character-count="4230"/>
  </office:meta>
</office:document-meta>
</file>